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13ab" officeooo:paragraph-rsid="001b13ab"/>
    </style:style>
    <style:style style:name="P2" style:family="paragraph" style:parent-style-name="Standard">
      <style:text-properties officeooo:rsid="001d0c30" officeooo:paragraph-rsid="001d0c30"/>
    </style:style>
    <style:style style:name="P3" style:family="paragraph" style:parent-style-name="Standard">
      <style:text-properties officeooo:rsid="001dd491" officeooo:paragraph-rsid="001dd491"/>
    </style:style>
    <style:style style:name="P4" style:family="paragraph" style:parent-style-name="Standard">
      <style:text-properties officeooo:rsid="001df7c8" officeooo:paragraph-rsid="001df7c8"/>
    </style:style>
    <style:style style:name="P5" style:family="paragraph" style:parent-style-name="Standard">
      <style:text-properties officeooo:rsid="001e9bd5" officeooo:paragraph-rsid="001e9bd5"/>
    </style:style>
    <style:style style:name="P6" style:family="paragraph" style:parent-style-name="Standard">
      <style:text-properties officeooo:rsid="002309bc" officeooo:paragraph-rsid="002309bc"/>
    </style:style>
    <style:style style:name="P7" style:family="paragraph" style:parent-style-name="Standard">
      <style:text-properties officeooo:rsid="00242578" officeooo:paragraph-rsid="00242578"/>
    </style:style>
    <style:style style:name="P8" style:family="paragraph" style:parent-style-name="Standard">
      <style:text-properties officeooo:rsid="00242578" officeooo:paragraph-rsid="0025e5b1"/>
    </style:style>
    <style:style style:name="P9" style:family="paragraph" style:parent-style-name="Standard">
      <style:text-properties officeooo:rsid="002538d6" officeooo:paragraph-rsid="002538d6"/>
    </style:style>
    <style:style style:name="P10" style:family="paragraph" style:parent-style-name="Standard">
      <style:text-properties officeooo:rsid="0025e5b1" officeooo:paragraph-rsid="0025e5b1"/>
    </style:style>
    <style:style style:name="P11" style:family="paragraph" style:parent-style-name="Standard">
      <style:text-properties officeooo:rsid="0026cb44" officeooo:paragraph-rsid="0026cb44"/>
    </style:style>
    <style:style style:name="P12" style:family="paragraph" style:parent-style-name="Standard">
      <style:text-properties officeooo:rsid="0028ca08" officeooo:paragraph-rsid="0028ca08"/>
    </style:style>
    <style:style style:name="P13" style:family="paragraph" style:parent-style-name="Preformatted_20_Text">
      <style:text-properties fo:color="#660e7a" style:font-name="DejaVu Sans Mono" fo:font-size="9pt" fo:font-style="italic" fo:font-weight="bold" officeooo:rsid="001b13ab" officeooo:paragraph-rsid="001b13ab"/>
    </style:style>
    <style:style style:name="P14" style:family="paragraph" style:parent-style-name="Preformatted_20_Text">
      <style:text-properties fo:color="#660e7a" style:font-name="DejaVu Sans Mono" fo:font-size="9pt" fo:font-style="italic" fo:font-weight="bold" officeooo:rsid="001dd491" officeooo:paragraph-rsid="001dd491"/>
    </style:style>
    <style:style style:name="P15" style:family="paragraph" style:parent-style-name="Preformatted_20_Text">
      <style:text-properties fo:color="#660e7a" style:font-name="DejaVu Sans Mono" fo:font-size="9pt" fo:font-style="italic" fo:font-weight="bold" officeooo:rsid="001dd491" officeooo:paragraph-rsid="00289fa4"/>
    </style:style>
    <style:style style:name="P16" style:family="paragraph" style:parent-style-name="Preformatted_20_Text">
      <style:text-properties fo:color="#660e7a" style:font-name="DejaVu Sans Mono" fo:font-size="9pt" fo:font-style="italic" fo:font-weight="bold" officeooo:rsid="001df7c8" officeooo:paragraph-rsid="001df7c8"/>
    </style:style>
    <style:style style:name="P17" style:family="paragraph" style:parent-style-name="Standard">
      <style:text-properties officeooo:rsid="001dd491" officeooo:paragraph-rsid="0022d306"/>
    </style:style>
    <style:style style:name="P18" style:family="paragraph" style:parent-style-name="Standard">
      <style:text-properties officeooo:rsid="001d0c30" officeooo:paragraph-rsid="0029318a"/>
    </style:style>
    <style:style style:name="P19" style:family="paragraph" style:parent-style-name="Standard">
      <style:text-properties officeooo:rsid="001d0c30" officeooo:paragraph-rsid="00295ec6"/>
    </style:style>
    <style:style style:name="P20" style:family="paragraph" style:parent-style-name="Standard">
      <style:text-properties officeooo:rsid="001d0c30" officeooo:paragraph-rsid="002c1010"/>
    </style:style>
    <style:style style:name="P21" style:family="paragraph" style:parent-style-name="Standard">
      <style:text-properties officeooo:rsid="00242578" officeooo:paragraph-rsid="002a8a34"/>
    </style:style>
    <style:style style:name="P22" style:family="paragraph" style:parent-style-name="Standard">
      <style:text-properties officeooo:rsid="00242578" officeooo:paragraph-rsid="002c1010"/>
    </style:style>
    <style:style style:name="P23" style:family="paragraph" style:parent-style-name="Standard">
      <style:text-properties officeooo:rsid="002a8a34" officeooo:paragraph-rsid="002a8a34"/>
    </style:style>
    <style:style style:name="P24" style:family="paragraph" style:parent-style-name="Standard">
      <style:text-properties officeooo:rsid="002cff45" officeooo:paragraph-rsid="002cff45"/>
    </style:style>
    <style:style style:name="P25" style:family="paragraph" style:parent-style-name="Standard">
      <style:text-properties officeooo:rsid="002d6a46" officeooo:paragraph-rsid="002d6a46"/>
    </style:style>
    <style:style style:name="P26" style:family="paragraph" style:parent-style-name="Preformatted_20_Text">
      <style:text-properties fo:color="#660e7a" style:font-name="DejaVu Sans Mono" fo:font-size="9pt" fo:font-style="italic" fo:font-weight="bold" officeooo:rsid="00289fa4" officeooo:paragraph-rsid="00289fa4"/>
    </style:style>
    <style:style style:name="P27" style:family="paragraph" style:parent-style-name="Preformatted_20_Text">
      <style:text-properties fo:color="#660e7a" style:font-name="DejaVu Sans Mono" fo:font-size="9pt" fo:font-style="italic" fo:font-weight="bold" officeooo:rsid="00289fa4" officeooo:paragraph-rsid="002a8a34"/>
    </style:style>
    <style:style style:name="P28" style:family="paragraph" style:parent-style-name="Preformatted_20_Text">
      <style:text-properties fo:color="#660e7a" style:font-name="DejaVu Sans Mono" fo:font-size="9pt" fo:font-style="italic" fo:font-weight="bold" officeooo:rsid="001dd491" officeooo:paragraph-rsid="002a8a34"/>
    </style:style>
    <style:style style:name="P29" style:family="paragraph" style:parent-style-name="Preformatted_20_Text">
      <style:text-properties officeooo:rsid="002cff45" officeooo:paragraph-rsid="002d6a46"/>
    </style:style>
    <style:style style:name="P30" style:family="paragraph" style:parent-style-name="Preformatted_20_Text">
      <style:text-properties officeooo:rsid="002d6a46" officeooo:paragraph-rsid="002d6a46"/>
    </style:style>
    <style:style style:name="P31" style:family="paragraph" style:parent-style-name="Preformatted_20_Text">
      <style:text-properties officeooo:rsid="002d6a46" officeooo:paragraph-rsid="002a8a34"/>
    </style:style>
    <style:style style:name="P32" style:family="paragraph" style:parent-style-name="Preformatted_20_Text">
      <style:paragraph-properties fo:margin-top="0in" fo:margin-bottom="0.1965in" loext:contextual-spacing="false"/>
    </style:style>
    <style:style style:name="P33" style:family="paragraph" style:parent-style-name="Heading_20_1">
      <style:text-properties officeooo:rsid="002cff45" officeooo:paragraph-rsid="002cff45"/>
    </style:style>
    <style:style style:name="P34" style:family="paragraph" style:parent-style-name="Heading_20_2">
      <style:text-properties officeooo:rsid="002d6a46" officeooo:paragraph-rsid="002d6a46"/>
    </style:style>
    <style:style style:name="T1" style:family="text">
      <style:text-properties officeooo:rsid="001c4f57"/>
    </style:style>
    <style:style style:name="T2" style:family="text">
      <style:text-properties officeooo:rsid="001dd491"/>
    </style:style>
    <style:style style:name="T3" style:family="text">
      <style:text-properties officeooo:rsid="00217125"/>
    </style:style>
    <style:style style:name="T4" style:family="text">
      <style:text-properties officeooo:rsid="0022d306"/>
    </style:style>
    <style:style style:name="T5" style:family="text">
      <style:text-properties officeooo:rsid="002538d6"/>
    </style:style>
    <style:style style:name="T6" style:family="text">
      <style:text-properties officeooo:rsid="0028ca08"/>
    </style:style>
    <style:style style:name="T7" style:family="text">
      <style:text-properties officeooo:rsid="0028ee73"/>
    </style:style>
    <style:style style:name="T8" style:family="text">
      <style:text-properties officeooo:rsid="0029318a"/>
    </style:style>
    <style:style style:name="T9" style:family="text">
      <style:text-properties officeooo:rsid="00295ec6"/>
    </style:style>
    <style:style style:name="T10" style:family="text">
      <style:text-properties officeooo:rsid="002a8a34"/>
    </style:style>
    <style:style style:name="T11" style:family="text">
      <style:text-properties officeooo:rsid="002c1010"/>
    </style:style>
    <style:style style:name="T12" style:family="text">
      <style:text-properties officeooo:rsid="002cff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ims or motivations</text:p>
      <text:p text:style-name="P1"/>
      <text:p text:style-name="P1">My motivation for creating this app stems from when I was a <text:span text:style-name="T8">m</text:span>edevac pilot. <text:s/>The time <text:span text:style-name="T7">from</text:span> receiving a call to being airborne <text:span text:style-name="T3">is critical</text:span> and I often thought of ways to <text:span text:style-name="T3">shorten that</text:span> time. <text:span text:style-name="T1">I could easily find </text:span>mobile apps <text:span text:style-name="T7">for </text:span>filing flight plans <text:span text:style-name="T7">and viewing weather but </text:span>performance apps <text:span text:style-name="T7">proved more challenging to find. <text:s/></text:span></text:p>
      <text:p text:style-name="P1"/>
      <text:p text:style-name="P13">Current state</text:p>
      <text:p text:style-name="P1"/>
      <text:p text:style-name="P18">I would consider <text:span text:style-name="T7">this</text:span> a <text:span text:style-name="T8">bare bones </text:span>functional prototype <text:span text:style-name="T8">that a skilled user could test.</text:span> The app currently has the basic functionality that I originally <text:span text:style-name="T4">envisioned</text:span>. <text:span text:style-name="T4">In most cases it is able to gather weather/airport data and calculate performance numbers. Some unimplemented features include: <text:s/></text:span></text:p>
      <text:p text:style-name="P18"/>
      <text:p text:style-name="P18">* <text:span text:style-name="T8">Allowing the user to manually enter weather information if service in unavailable <text:s/></text:span></text:p>
      <text:p text:style-name="P18">* <text:span text:style-name="T8">Better error handling to prevent the app from crashing when data is invalid/unexpected. <text:s/></text:span></text:p>
      <text:p text:style-name="P18">* <text:span text:style-name="T8">The weather page needs <text:s/>more functionality to really be useful. <text:s/></text:span></text:p>
      <text:p text:style-name="P18"/>
      <text:p text:style-name="P18"><text:span text:style-name="T2">I plan to add a feature to manually enter weather information if service is unavailable. More error handling is still required to prevent the app from crashing when data is corrupt or unexpected. The weather page needs more. I would like to allow the user to be able to enter specific airports, get the current weather at selected airports, and be able to view/delete previously saved weather information. <text:s/></text:span></text:p>
      <text:p text:style-name="P2"/>
      <text:p text:style-name="P16">Aesthetic/cosmetic improvements</text:p>
      <text:p text:style-name="P4"/>
      <text:p text:style-name="P6">* Improve the Saved Told Data and Weather pages look and <text:span text:style-name="T6">readability. <text:s/></text:span></text:p>
      <text:p text:style-name="P5"><text:span text:style-name="T9">* A</text:span>bility to <text:span text:style-name="T9">swipe to move</text:span> back and forth between fragments. <text:s/></text:p>
      <text:p text:style-name="P3"/>
      <text:p text:style-name="P14">Functional stretch goals</text:p>
      <text:p text:style-name="P3"/>
      <text:p text:style-name="P17">* <text:span text:style-name="T9">A</text:span>dd <text:span text:style-name="T11">a few</text:span> generic profiles for common aircraft. <text:s/></text:p>
      <text:p text:style-name="P19">* <text:span text:style-name="T9">A</text:span>llow the user to <text:span text:style-name="T4">create there own aircraft profiles and enter</text:span> in there own performance data <text:span text:style-name="T4">for a specific aircraft</text:span>. <text:s/></text:p>
      <text:p text:style-name="P20">* <text:span text:style-name="T2">Allowing the user to share performance numbers in some form. Possibly text or email. <text:s/></text:span></text:p>
      <text:p text:style-name="P19"/>
      <text:p text:style-name="P19">After some research and <text:span text:style-name="T4">planing </text:span>I’ve <text:span text:style-name="T4">now</text:span> moved that to more of a stretch goal. <text:s/></text:p>
      <text:p text:style-name="P5">Allow the user to create there own aircraft profile and input relevant aircraft performance data.</text:p>
      <text:p text:style-name="P5"/>
      <text:p text:style-name="P26">Basic user instructions</text:p>
      <text:p text:style-name="P15"/>
      <text:p text:style-name="P7">Once the app <text:span text:style-name="T11">has</text:span> loaded you will be presented with the landing page. <text:span text:style-name="T5">This is were you select a aircraft profile* and enter the airports four letter ICAO identifier. Some examples being : KABQ, KLAX, KDAL.</text:span></text:p>
      <text:p text:style-name="P9">Press the next button and you will be brought to the weight page.</text:p>
      <text:p text:style-name="P9"/>
      <text:p text:style-name="P8">*<text:span text:style-name="T5">Currently only one profile is available.</text:span></text:p>
      <text:p text:style-name="P8">**<text:span text:style-name="T11">Please note, if this is the first time running the app it will take some time for the database to be loaded with the required airport and runway information.</text:span></text:p>
      <text:p text:style-name="P9"/>
      <text:p text:style-name="P9"><text:soft-page-break/><text:span text:style-name="T11">The weight</text:span> page allows you <text:span text:style-name="T11">to</text:span> enter the fuel, passengers, and baggage weight. All <text:span text:style-name="T11">weights are </text:span>assumed to be in pounds. The basic empty weight is loaded from the aircraft profile but can be changed if needed.</text:p>
      <text:p text:style-name="P9">Press next to be brought to the Takeoff Data page.</text:p>
      <text:p text:style-name="P9"/>
      <text:p text:style-name="P10">Once on the takeoff page press the Get Numbers button to see the performance data. Right now this also saves the takeoff data and weather <text:span text:style-name="T11">information</text:span> to be view<text:span text:style-name="T11">ed</text:span> at a later time.</text:p>
      <text:p text:style-name="P10"/>
      <text:p text:style-name="P11"><text:span text:style-name="T6">On </text:span>the navigation drawer you have three options :</text:p>
      <text:p text:style-name="P11">* New Flight →<text:span text:style-name="T11"> </text:span>brings you back to the landing page so you can start <text:span text:style-name="T11">another flight</text:span>.</text:p>
      <text:p text:style-name="P11">* Weather →<text:span text:style-name="T11"> </text:span>brings you to a page of saved METAR reports.</text:p>
      <text:p text:style-name="P11">* Saved TOLD data →<text:span text:style-name="T11"> </text:span>brings you to page of the saved performance data.</text:p>
      <text:p text:style-name="P11"/>
      <text:p text:style-name="P12">On the action bar the menu there is a settings option that brings the user to a page to set the default airport that will <text:span text:style-name="T11">be loaded</text:span> on the landing page and in the future the default aircraft profile.</text:p>
      <text:p text:style-name="P7"/>
      <text:p text:style-name="P27">B<text:span text:style-name="T10">uild</text:span> instructions</text:p>
      <text:p text:style-name="P28"/>
      <text:p text:style-name="P21"><text:span text:style-name="T10">Browse to </text:span><text:a xlink:type="simple" xlink:href="https://github.com/Jason0x55/ToldCalculator" text:style-name="Internet_20_link" text:visited-style-name="Visited_20_Internet_20_Link"><text:span text:style-name="T10">https://github.com/Jason0x55/ToldCalculator</text:span></text:a></text:p>
      <text:p text:style-name="P21"><text:span text:style-name="T10">On the right side of the page there should be a green button labeled ‘clone or download’</text:span></text:p>
      <text:p text:style-name="P21"><text:span text:style-name="T10">Click on that and copy the link.</text:span></text:p>
      <text:p text:style-name="P22"><text:span text:style-name="T10">Open IntelliJ IDEA and locate Check out from Version Control.</text:span></text:p>
      <text:p text:style-name="P22"><text:span text:style-name="T11">Select Git.</text:span></text:p>
      <text:p text:style-name="P23">Paste the link you copied into the URL box, select the directory you want to download the project to and press clone.</text:p>
      <text:p text:style-name="P23"/>
      <text:p text:style-name="P23"/>
      <text:p text:style-name="P23"/>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8:38:09.112517906</meta:creation-date>
    <dc:date>2018-07-22T17:26:26.135466168</dc:date>
    <meta:editing-duration>PT2H50M34S</meta:editing-duration>
    <meta:editing-cycles>11</meta:editing-cycles>
    <meta:generator>LibreOffice/5.1.6.2$Linux_X86_64 LibreOffice_project/10m0$Build-2</meta:generator>
    <meta:document-statistic meta:table-count="0" meta:image-count="0" meta:object-count="0" meta:page-count="2" meta:paragraph-count="37" meta:word-count="635" meta:character-count="3682" meta:non-whitespace-character-count="3058"/>
  </office:meta>
</office:document-meta>
</file>